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rial" fo:font-size="16pt" officeooo:rsid="001e6a07" officeooo:paragraph-rsid="001e6a07" style:font-size-asian="16pt" style:font-size-complex="16pt"/>
    </style:style>
    <style:style style:name="P2" style:family="paragraph" style:parent-style-name="Standard">
      <style:paragraph-properties fo:text-align="end" style:justify-single-word="false" style:writing-mode="rl-tb"/>
      <style:text-properties style:font-name="Arial" fo:font-size="16pt" officeooo:rsid="001e6a07" officeooo:paragraph-rsid="001f7d30" style:font-size-asian="16pt" style:font-size-complex="16pt"/>
    </style:style>
    <style:style style:name="P3" style:family="paragraph" style:parent-style-name="Standard">
      <style:paragraph-properties fo:text-align="start" style:justify-single-word="false" style:writing-mode="rl-tb"/>
      <style:text-properties style:font-name="Arial" fo:font-size="16pt" officeooo:rsid="001e6a07" officeooo:paragraph-rsid="001e6a07" style:font-size-asian="16pt" style:font-size-complex="16pt"/>
    </style:style>
    <style:style style:name="P4" style:family="paragraph" style:parent-style-name="Standard">
      <style:paragraph-properties fo:text-align="end" style:justify-single-word="false" style:writing-mode="rl-tb"/>
      <style:text-properties style:font-name="Arial" fo:font-size="16pt" officeooo:paragraph-rsid="001f7d30"/>
    </style:style>
    <style:style style:name="P5" style:family="paragraph" style:parent-style-name="Standard">
      <style:paragraph-properties fo:text-align="end" style:justify-single-word="false" style:writing-mode="rl-tb"/>
      <style:text-properties style:font-name="Arial" fo:font-size="16pt" officeooo:rsid="001f7d30" officeooo:paragraph-rsid="001f7d30"/>
    </style:style>
    <style:style style:name="P6" style:family="paragraph" style:parent-style-name="Standard">
      <style:paragraph-properties fo:text-align="end" style:justify-single-word="false" style:writing-mode="rl-tb"/>
      <style:text-properties fo:color="#0000ff" style:font-name="Arial" fo:font-size="16pt" officeooo:rsid="001f7d30" officeooo:paragraph-rsid="001f7d30" style:font-size-asian="16pt" style:font-size-complex="16pt"/>
    </style:style>
    <style:style style:name="P7" style:family="paragraph" style:parent-style-name="Standard">
      <style:paragraph-properties fo:text-align="start" style:justify-single-word="false" style:writing-mode="rl-tb"/>
      <style:text-properties fo:color="#000000" style:font-name="DejaVu Sans Mono" fo:font-size="11.3000001907349pt" officeooo:rsid="001e6a07" officeooo:paragraph-rsid="001e6a07" style:font-size-asian="16pt" style:font-size-complex="16pt"/>
    </style:style>
    <style:style style:name="P8" style:family="paragraph" style:parent-style-name="Standard">
      <style:paragraph-properties fo:text-align="start" style:justify-single-word="false" style:writing-mode="rl-tb"/>
      <style:text-properties fo:color="#000000" style:font-name="DejaVu Sans Mono" fo:font-size="11.3000001907349pt" officeooo:rsid="001e6a07" officeooo:paragraph-rsid="001f7d30" style:font-size-asian="16pt" style:font-size-complex="16pt"/>
    </style:style>
    <style:style style:name="P9" style:family="paragraph" style:parent-style-name="Standard">
      <style:paragraph-properties fo:text-align="end" style:justify-single-word="false" style:writing-mode="rl-tb"/>
      <style:text-properties fo:color="#000000" style:font-name="DejaVu Sans Mono" fo:font-size="11.3000001907349pt" fo:font-weight="bold" officeooo:rsid="001f1d5f" officeooo:paragraph-rsid="001e6a07" style:font-size-asian="16pt" style:font-size-complex="16pt"/>
    </style:style>
    <style:style style:name="P10" style:family="paragraph" style:parent-style-name="Standard">
      <style:paragraph-properties fo:text-align="end" style:justify-single-word="false" style:writing-mode="rl-tb"/>
      <style:text-properties fo:color="#000000" style:font-name="DejaVu Sans Mono" fo:font-size="11.3000001907349pt" fo:font-weight="bold" officeooo:rsid="001f7d30" officeooo:paragraph-rsid="001f7d30" style:font-size-asian="16pt" style:font-size-complex="16pt"/>
    </style:style>
    <style:style style:name="P11" style:family="paragraph" style:parent-style-name="Standard">
      <style:paragraph-properties fo:text-align="start" style:justify-single-word="false" style:writing-mode="rl-tb"/>
      <style:text-properties fo:color="#000000" style:font-name="DejaVu Sans Mono" fo:font-size="11.3000001907349pt" fo:font-weight="bold" officeooo:rsid="001f7d30" officeooo:paragraph-rsid="001f7d30" style:font-size-asian="16pt" style:font-size-complex="16pt"/>
    </style:style>
    <style:style style:name="P12" style:family="paragraph" style:parent-style-name="Preformatted_20_Text">
      <style:paragraph-properties fo:text-align="start" style:justify-single-word="false" style:writing-mode="rl-tb"/>
      <style:text-properties fo:color="#000000" style:font-name="DejaVu Sans Mono" fo:font-size="11.3000001907349pt" officeooo:rsid="001e6a07" officeooo:paragraph-rsid="001e6a07" style:font-size-asian="16pt" style:font-size-complex="16pt"/>
    </style:style>
    <style:style style:name="P13" style:family="paragraph" style:parent-style-name="Preformatted_20_Text">
      <style:paragraph-properties fo:text-align="start" style:justify-single-word="false" style:writing-mode="rl-tb"/>
      <style:text-properties fo:color="#000000" style:font-name="DejaVu Sans Mono" fo:font-size="11.3000001907349pt" officeooo:rsid="001e6a07" officeooo:paragraph-rsid="001f7d30" style:font-size-asian="16pt" style:font-size-complex="16pt"/>
    </style:style>
    <style:style style:name="P14" style:family="paragraph" style:parent-style-name="Preformatted_20_Text">
      <style:paragraph-properties fo:margin-top="0in" fo:margin-bottom="0.1965in" loext:contextual-spacing="false"/>
      <style:text-properties fo:color="#000000" style:font-name="DejaVu Sans Mono" fo:font-size="11.3000001907349pt"/>
    </style:style>
    <style:style style:name="P15" style:family="paragraph" style:parent-style-name="Preformatted_20_Text">
      <style:paragraph-properties fo:margin-top="0in" fo:margin-bottom="0.1965in" loext:contextual-spacing="false"/>
      <style:text-properties fo:color="#000000" style:font-name="DejaVu Sans Mono" fo:font-size="11.3000001907349pt" officeooo:paragraph-rsid="001f7d30"/>
    </style:style>
    <style:style style:name="P16"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1f7d30" officeooo:paragraph-rsid="001f7d30" style:font-size-asian="16pt" style:font-size-complex="16pt"/>
    </style:style>
    <style:style style:name="P17"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20c093" officeooo:paragraph-rsid="0020c093" style:font-size-asian="16pt" style:font-size-complex="16pt"/>
    </style:style>
    <style:style style:name="P18"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22af1d" officeooo:paragraph-rsid="0022af1d" style:font-size-asian="16pt" style:font-size-complex="16pt"/>
    </style:style>
    <style:style style:name="P19"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22eaa9" officeooo:paragraph-rsid="0022eaa9" style:font-size-asian="16pt" style:font-size-complex="16pt"/>
    </style:style>
    <style:style style:name="P20" style:family="paragraph" style:parent-style-name="Preformatted_20_Text">
      <style:paragraph-properties fo:margin-top="0in" fo:margin-bottom="0.1965in" loext:contextual-spacing="false" fo:text-align="start" style:justify-single-word="false" style:writing-mode="rl-tb"/>
      <style:text-properties fo:color="#000000" style:font-name="DejaVu Sans Mono" fo:font-size="11.3000001907349pt" fo:font-weight="bold" officeooo:rsid="001e6a07" officeooo:paragraph-rsid="001f7d30" style:font-size-asian="16pt" style:font-size-complex="16pt"/>
    </style:style>
    <style:style style:name="P21"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0a76f" officeooo:paragraph-rsid="001f7d30" style:font-size-asian="16pt" style:font-size-complex="16pt"/>
    </style:style>
    <style:style style:name="P22"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0c093" officeooo:paragraph-rsid="0020c093" style:font-size-asian="16pt" style:font-size-complex="16pt"/>
    </style:style>
    <style:style style:name="P23"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4eae5" officeooo:paragraph-rsid="0024eae5" style:font-size-asian="16pt" style:font-size-complex="16pt"/>
    </style:style>
    <style:style style:name="P24" style:family="paragraph" style:parent-style-name="Preformatted_20_Text">
      <style:paragraph-properties fo:margin-top="0in" fo:margin-bottom="0.1965in" loext:contextual-spacing="false" fo:text-align="start" style:justify-single-word="false" style:writing-mode="rl-tb"/>
      <style:text-properties fo:color="#000000" style:font-name="DejaVu Sans Mono" fo:font-size="11.3000001907349pt" fo:font-weight="bold" officeooo:rsid="002520e7" officeooo:paragraph-rsid="002520e7" style:font-size-asian="16pt" style:font-size-complex="16pt"/>
    </style:style>
    <style:style style:name="P25"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520e7" officeooo:paragraph-rsid="002520e7" style:font-size-asian="16pt" style:font-size-complex="16pt"/>
    </style:style>
    <style:style style:name="P26"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645c9" officeooo:paragraph-rsid="002645c9" style:font-size-asian="16pt" style:font-size-complex="16pt"/>
    </style:style>
    <style:style style:name="P27" style:family="paragraph" style:parent-style-name="Preformatted_20_Text">
      <style:paragraph-properties fo:margin-top="0in" fo:margin-bottom="0.1965in" loext:contextual-spacing="false" fo:text-align="start" style:justify-single-word="false" style:writing-mode="rl-tb"/>
      <style:text-properties fo:color="#000000" style:font-name="DejaVu Sans Mono" fo:font-size="11.3000001907349pt" fo:font-weight="bold" officeooo:rsid="002645c9" officeooo:paragraph-rsid="002645c9" style:font-size-asian="16pt" style:font-size-complex="16pt"/>
    </style:style>
    <style:style style:name="P28"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89a3a" officeooo:paragraph-rsid="00289a3a" style:font-size-asian="16pt" style:font-size-complex="16pt"/>
    </style:style>
    <style:style style:name="P29"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95bc6" officeooo:paragraph-rsid="00295bc6" style:font-size-asian="16pt" style:font-size-complex="16pt"/>
    </style:style>
    <style:style style:name="P30"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c0caa" officeooo:paragraph-rsid="002c0caa" style:font-size-asian="16pt" style:font-size-complex="16pt"/>
    </style:style>
    <style:style style:name="P31"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da84a" officeooo:paragraph-rsid="002da84a" style:font-size-asian="16pt" style:font-size-complex="16pt"/>
    </style:style>
    <style:style style:name="P32"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2af1d" officeooo:paragraph-rsid="0022af1d" style:font-size-asian="16pt" style:font-size-complex="16pt"/>
    </style:style>
    <style:style style:name="P33" style:family="paragraph" style:parent-style-name="Preformatted_20_Text">
      <style:text-properties fo:color="#000000"/>
    </style:style>
    <style:style style:name="P34" style:family="paragraph" style:parent-style-name="Preformatted_20_Text">
      <style:text-properties fo:color="#000000" officeooo:paragraph-rsid="001f7d30"/>
    </style:style>
    <style:style style:name="P35" style:family="paragraph" style:parent-style-name="Standard">
      <style:paragraph-properties fo:text-align="end" style:justify-single-word="false" fo:padding="0.0291in" fo:border-left="none" fo:border-right="none" fo:border-top="none" fo:border-bottom="0.06pt solid #000000" style:writing-mode="rl-tb" style:join-border="false"/>
      <style:text-properties fo:color="#000000" style:font-name="DejaVu Sans Mono" fo:font-size="11.3000001907349pt" fo:font-weight="bold" officeooo:rsid="001f1d5f" officeooo:paragraph-rsid="001e6a07" style:font-size-asian="16pt" style:font-size-complex="16pt"/>
    </style:style>
    <style:style style:name="P36" style:family="paragraph" style:parent-style-name="Standard">
      <style:paragraph-properties fo:text-align="end" style:justify-single-word="false" style:writing-mode="rl-tb"/>
      <style:text-properties style:font-name="Arial" fo:font-size="16pt" officeooo:paragraph-rsid="002e7a48"/>
    </style:style>
    <style:style style:name="P37" style:family="paragraph" style:parent-style-name="Standard">
      <style:paragraph-properties fo:text-align="end" style:justify-single-word="false" style:writing-mode="rl-tb"/>
      <style:text-properties style:font-name="Arial" fo:font-size="16pt" officeooo:rsid="002fd0a4" officeooo:paragraph-rsid="002fd0a4"/>
    </style:style>
    <style:style style:name="T1" style:family="text">
      <style:text-properties fo:font-weight="bold"/>
    </style:style>
    <style:style style:name="T2" style:family="text">
      <style:text-properties fo:font-weight="bold" officeooo:rsid="001e6a07"/>
    </style:style>
    <style:style style:name="T3" style:family="text">
      <style:text-properties fo:font-weight="bold" officeooo:rsid="0020a76f"/>
    </style:style>
    <style:style style:name="T4" style:family="text">
      <style:text-properties style:font-name="DejaVu Sans Mono" fo:font-size="11.3000001907349pt"/>
    </style:style>
    <style:style style:name="T5" style:family="text">
      <style:text-properties fo:color="#008000"/>
    </style:style>
    <style:style style:name="T6" style:family="text">
      <style:text-properties fo:color="#008000" style:font-name="DejaVu Sans Mono" fo:font-size="11.3000001907349pt" fo:font-weight="bold"/>
    </style:style>
    <style:style style:name="T7" style:family="text">
      <style:text-properties fo:color="#008000" fo:font-weight="bold"/>
    </style:style>
    <style:style style:name="T8" style:family="text">
      <style:text-properties fo:color="#008000" fo:font-weight="bold" officeooo:rsid="0020a76f"/>
    </style:style>
    <style:style style:name="T9" style:family="text">
      <style:text-properties fo:color="#000000" style:font-name="DejaVu Sans Mono" fo:font-size="11.3000001907349pt"/>
    </style:style>
    <style:style style:name="T10" style:family="text">
      <style:text-properties fo:color="#000000" style:font-name="DejaVu Sans Mono" fo:font-size="11.3000001907349pt" fo:font-weight="bold"/>
    </style:style>
    <style:style style:name="T11" style:family="text">
      <style:text-properties fo:color="#000000" style:font-name="DejaVu Sans Mono" fo:font-size="11.3000001907349pt" fo:font-weight="bold" style:font-size-asian="16pt" style:font-size-complex="16pt"/>
    </style:style>
    <style:style style:name="T12" style:family="text">
      <style:text-properties fo:color="#000000" style:font-name="DejaVu Sans Mono" fo:font-size="11.3000001907349pt" fo:font-weight="bold" officeooo:rsid="001e6a07" style:font-size-asian="16pt" style:font-size-complex="16pt"/>
    </style:style>
    <style:style style:name="T13" style:family="text">
      <style:text-properties fo:color="#000000" style:font-name="DejaVu Sans Mono" fo:font-size="11.3000001907349pt" fo:font-weight="bold" officeooo:rsid="001f1d5f" style:font-size-asian="16pt" style:font-size-complex="16pt"/>
    </style:style>
    <style:style style:name="T14" style:family="text">
      <style:text-properties fo:color="#000000" style:font-name="DejaVu Sans Mono" fo:font-size="11.3000001907349pt" fo:font-weight="bold" officeooo:rsid="001f7d30" style:font-size-asian="16pt" style:font-size-complex="16pt"/>
    </style:style>
    <style:style style:name="T15" style:family="text">
      <style:text-properties fo:color="#000000" style:font-name="DejaVu Sans Mono" fo:font-size="11.3000001907349pt" fo:font-weight="bold" officeooo:rsid="002e3d39" style:font-size-asian="16pt" style:font-size-complex="16pt"/>
    </style:style>
    <style:style style:name="T16" style:family="text">
      <style:text-properties fo:color="#000000" style:font-name="DejaVu Sans Mono" fo:font-size="11.3000001907349pt" fo:font-weight="bold" officeooo:rsid="002e7a48" style:font-size-asian="16pt" style:font-size-complex="16pt"/>
    </style:style>
    <style:style style:name="T17" style:family="text">
      <style:text-properties fo:color="#000000" style:font-name="DejaVu Sans Mono" fo:font-size="11.3000001907349pt" officeooo:rsid="001e6a07" style:font-size-asian="16pt" style:font-size-complex="16pt"/>
    </style:style>
    <style:style style:name="T18" style:family="text">
      <style:text-properties fo:color="#000080"/>
    </style:style>
    <style:style style:name="T19" style:family="text">
      <style:text-properties fo:color="#000080" style:font-name="DejaVu Sans Mono" fo:font-size="11.3000001907349pt" fo:font-weight="bold"/>
    </style:style>
    <style:style style:name="T20" style:family="text">
      <style:text-properties fo:color="#000080" fo:font-weight="bold"/>
    </style:style>
    <style:style style:name="T21" style:family="text">
      <style:text-properties officeooo:rsid="002b4db2"/>
    </style:style>
    <style:style style:name="T22" style:family="text">
      <style:text-properties fo:color="#660e7a"/>
    </style:style>
    <style:style style:name="T23" style:family="text">
      <style:text-properties fo:color="#660e7a" style:font-name="DejaVu Sans Mono" fo:font-size="11.3000001907349pt"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جداسازی ماژول های third-party از کدهای خود:</text:p>
      <text:p text:style-name="P6"/>
      <text:p text:style-name="P1">برای جداسازی کد باید به وب پک بگوییم که دو entry <text:s/>داریم یکی برای کدهای خودمان و یکی هم برای کتاب خانه ها . این کار را به این ترتیب در فایل تنظیمات وب پک انجام می دهیم:</text:p>
      <text:p text:style-name="P1"/>
      <text:p text:style-name="P1"><text:bookmark-start text:name="__DdeLink__387_1122916546"/></text:p>
      <text:p text:style-name="P12">entry: {</text:p>
      <text:p text:style-name="P33"><text:s text:c="4"/><text:span text:style-name="T4">bundle: </text:span><text:span text:style-name="T6">'./src/index.js'</text:span><text:span text:style-name="T4">,</text:span></text:p>
      <text:p text:style-name="P33"><text:s text:c="4"/><text:span text:style-name="T4">vendor: VENDOR_LIBS</text:span></text:p>
      <text:p text:style-name="P14">},</text:p>
      <text:p text:style-name="P3"><text:bookmark-end text:name="__DdeLink__387_1122916546"/></text:p>
      <text:p text:style-name="P1">همان گونه که انتظار می رود باید <text:span text:style-name="T9">VENDOR_LIBS را تعریف کرده باشیم برای اینکار در همان فایل تنظیمات وب پک و زیر import ها ان را تعریف میکنیم:<text:line-break/><text:line-break/><text:line-break/></text:span></text:p>
      <text:p text:style-name="P12">const VENDOR_LIBS = [</text:p>
      <text:p text:style-name="P33"><text:s text:c="4"/><text:span text:style-name="T6">'react'</text:span><text:span text:style-name="T4">, </text:span><text:span text:style-name="T6">'react-dom'</text:span><text:span text:style-name="T4">,</text:span></text:p>
      <text:p text:style-name="P14">];</text:p>
      <text:p text:style-name="P7"/>
      <text:p text:style-name="P7"/>
      <text:p text:style-name="P36"><text:span text:style-name="T17">در داخل این متغیر که در واقع یک ارایه است نام کتابخانه هایی که در فایل package.json <text:s text:c="2"/>در قسمت <text:s text:c="2"/></text:span><text:span text:style-name="T10">dependencies</text:span><text:span text:style-name="T12"> <text:s text:c="2"/></text:span><text:span text:style-name="T13">امده اند را می نویسیم و نکته ی عجیب و جادویی این است که هیچ لازم نیست این کتابخانه ها را به این صفحه ایمپورت کنیم یا کار دیگری خودش می فهمد این ها کتابخانه اند. </text:span><text:span text:style-name="T15">اندرو کتابخانه هایی مثل <text:s/>moment و یا node-uuid <text:s/>را با -dev نصب کرده بود این باعث شده بود حجم کد تولید شده زیاد شود من به راحتی رفتم اسامی ان کتابخانه ها را هم <text:s/>به متغیر <text:s/></text:span><text:span text:style-name="T12">VENDOR_LIBS <text:s/></text:span><text:span text:style-name="T15">اضافه کردم </text:span><text:span text:style-name="T16">و حجم کد کم شد . یعنی خواستم بگویم به همین راحتی از قسمت devDependencies هم می توان نام کتابخانه کپی کرد و این طرف درون متغیر قرار داد . به نظر من کتابخانه ای <text:s/>که قرار است در کدهایی که خودم نوشته ام import شود باید به متغیر <text:s/></text:span><text:span text:style-name="T12">VENDOR_LIBS </text:span><text:span text:style-name="T16">اضافه شود . و گمان می کنم همین باید معیاری برای استفاده از پرچم -dev هم باشد. </text:span></text:p>
      <text:p text:style-name="P37"><text:span text:style-name="T16">م</text:span><text:span text:style-name="T11">راقب باشیم که نباید کتابخانه هایی مثل babel-preset-react و یا rimraf و امثالهم را به متغیر فوق اضافه کنیم زیرا این ها تاثیری در حجم فایل bundle.js ندارند و فقط باعث افزایش بی حاصل حجم کدهای vendor.js می شوند</text:span></text:p>
      <text:p text:style-name="P9"/>
      <text:p text:style-name="P9"/>
      <text:p text:style-name="P35"/>
      <text:p text:style-name="P5"><text:span text:style-name="T13">م</text:span><text:span text:style-name="T11">ی خواهم توضیحات را کمتر کنم پس بار دیگر از اول :</text:span></text:p>
      <text:p text:style-name="P10"/>
      <text:p text:style-name="P4"><text:soft-page-break/><text:span text:style-name="T14">یک متغیر تعریف می کنیم و اسامی کتابخانه هایی که در </text:span><text:span text:style-name="T11">dependencies</text:span><text:span text:style-name="T14"> <text:s/>داریم را در ان قرار می دهیم مانند نمونه:</text:span></text:p>
      <text:p text:style-name="P10"/>
      <text:p text:style-name="P2"/>
      <text:p text:style-name="P2"/>
      <text:p text:style-name="P13">const VENDOR_LIBS = [</text:p>
      <text:p text:style-name="P34"><text:s text:c="4"/><text:span text:style-name="T6">'react'</text:span><text:span text:style-name="T4">, </text:span><text:span text:style-name="T6">'react-dom'</text:span><text:span text:style-name="T4">,</text:span></text:p>
      <text:p text:style-name="P15">];</text:p>
      <text:p text:style-name="P8"/>
      <text:p text:style-name="P11"/>
      <text:p text:style-name="P11"/>
      <text:p text:style-name="P10">قسمت مربوط به فایل ورودی یا همان entry را مانند زیر تغییر می دهیم:<text:line-break/><text:line-break/><text:line-break/></text:p>
      <text:p text:style-name="P2"/>
      <text:p text:style-name="P13">entry: {</text:p>
      <text:p text:style-name="P34"><text:s text:c="4"/><text:span text:style-name="T4">bundle: </text:span><text:span text:style-name="T6">'./src/index.js'</text:span><text:span text:style-name="T4">,</text:span></text:p>
      <text:p text:style-name="P34"><text:s text:c="4"/><text:span text:style-name="T4">vendor: VENDOR_LIBS</text:span></text:p>
      <text:p text:style-name="P20">},</text:p>
      <text:p text:style-name="P20"/>
      <text:p text:style-name="P16"><text:span text:style-name="T2">ق</text:span><text:span text:style-name="T1">سمت مربوط به فایل خروجی </text:span><text:span text:style-name="T3">یا همان output را مانند زیر تغییر می دهیم:</text:span></text:p>
      <text:p text:style-name="P21"/>
      <text:p text:style-name="P16"><text:span text:style-name="T3">filename: </text:span><text:span text:style-name="T8">'[name].[chunkhash].js'</text:span><text:span text:style-name="T3">,</text:span></text:p>
      <text:p text:style-name="P21"/>
      <text:p text:style-name="P17"><text:span text:style-name="T3">ت</text:span><text:span text:style-name="T1">ابه اینجا اگر وب پک را ران کنیم کار می کند و دو فایل جدا هم تولید کرده اما مشکل double-including داریم برای رفع ان از یک پلاگین استفاده می کنیم به این ترتیب:</text:span></text:p>
      <text:p text:style-name="P22"/>
      <text:p text:style-name="P22">plugins:[</text:p>
      <text:p text:style-name="P33"><text:s text:c="4"/><text:span text:style-name="T19">new </text:span><text:span text:style-name="T4">webpack.optimize.CommonsChunkPlugin({</text:span></text:p>
      <text:p text:style-name="P33"><text:s text:c="8"/><text:span text:style-name="T4">name: </text:span><text:span text:style-name="T6">'vendor'</text:span></text:p>
      <text:p text:style-name="P33"><text:span text:style-name="T5"><text:s text:c="4"/></text:span><text:span text:style-name="T4">})</text:span></text:p>
      <text:p text:style-name="P14">]</text:p>
      <text:p text:style-name="P22"/>
      <text:p text:style-name="P32"><text:soft-page-break/>کاری که این پلاگین می کند این است که تمام ماژول های include شده را فقط به vendor اضافه می کند به این ترتیب مشکل دوبار include پیش نمی اید </text:p>
      <text:p text:style-name="P18"/>
      <text:p text:style-name="P19">برای اینکه پلاگین فوق کار کند نیازی به نصب کردنش نیست خودش در webpack <text:s/>موجود است فقط باید وب پگ را ایمپورت کرده باشیم :</text:p>
      <text:p text:style-name="P19"/>
      <text:p text:style-name="P19"><text:span text:style-name="T20">var </text:span>webpack = require(<text:span text:style-name="T7">'webpack'</text:span>);</text:p>
      <text:p text:style-name="P19"/>
      <text:p text:style-name="P19"/>
      <text:p text:style-name="P19">حالا اگر وب پک را ران کنیم میبینیم که جداسازی صورت گرفته است.</text:p>
      <text:p text:style-name="P19"/>
      <text:p text:style-name="P23">حالا زمان ان رسیده که برای ساده سازی کد کاری کنیم که فایل های javascript <text:s/>که توسط وب پک تولید می شوند خود به خود و اتوماتیک به فایل html اضافه شوند برای اینکار نیاز داریم که یک پلاگین نصب کنیم با دستور زیر :</text:p>
      <text:p text:style-name="P23"/>
      <text:p text:style-name="P24">npm install --save-dev html-webpack-plugin</text:p>
      <text:p text:style-name="P24"/>
      <text:p text:style-name="P25">انگاه نیاز داریم که در فایل تنظیمات وب پک ان را ایمپورت کنیم:</text:p>
      <text:p text:style-name="P25"><text:span text:style-name="T18">var </text:span>HtmlWebpackPlugin = require(<text:span text:style-name="T5">'html-webpack-plugin'</text:span>);</text:p>
      <text:p text:style-name="P25"/>
      <text:p text:style-name="P26">حال ان پلاگین را در قسمت پلاگین ها فراخوانی کرده و فایل html خود را به اول معرفی می کنیم با این حساب قسمت پلاگین به این شکل در می اید:</text:p>
      <text:p text:style-name="P26"/>
      <text:p text:style-name="P27">plugins:[</text:p>
      <text:p text:style-name="P33"><text:s text:c="4"/><text:span text:style-name="T19">new </text:span><text:span text:style-name="T4">webpack.optimize.CommonsChunkPlugin({</text:span></text:p>
      <text:p text:style-name="P33"><text:s text:c="8"/><text:span text:style-name="T4">name: </text:span><text:span text:style-name="T6">'vendor'</text:span></text:p>
      <text:p text:style-name="P33"><text:soft-page-break/><text:span text:style-name="T5"><text:s text:c="4"/></text:span><text:span text:style-name="T4">}),</text:span></text:p>
      <text:p text:style-name="P33"><text:s text:c="4"/><text:span text:style-name="T19">new </text:span><text:span text:style-name="T4">HtmlWebpackPlugin({</text:span></text:p>
      <text:p text:style-name="P33"><text:s text:c="8"/><text:span text:style-name="T4">template: </text:span><text:span text:style-name="T6">'src/index.html'</text:span></text:p>
      <text:p text:style-name="P33"><text:span text:style-name="T5"><text:s text:c="4"/></text:span><text:span text:style-name="T4">})</text:span></text:p>
      <text:p text:style-name="P14">]</text:p>
      <text:p text:style-name="P27"/>
      <text:p text:style-name="P28">حالا اگر وب پک را ران کنیم می بینیم که یک فایل index.html جدید برایمان درست کرده که مانند همین قبلی است اما script هایی به انتهای ان اضافه شده اند.</text:p>
      <text:p text:style-name="P28"/>
      <text:p text:style-name="P29">هنوز مشکل اصلی سرجایش است زیرا اگر ما با تمام کارهایی که در بالا انجام داده ایم بیاییم تغییری در کدهای خود بدهیم وب پک نمی داند که ما فقط کدهای خود را تغییر داده ایم و رشته ای که نام vendor را که همان فایل کتابخانه هاست را تولید می کند هم تغییر می دهد و کاربر در رجوع بعدی باز باید فایل سنگین کتابخانه ها را دانلود کند برای حل این مشکل ما چنین می کنیم:</text:p>
      <text:p text:style-name="P29"/>
      <text:p text:style-name="P29">plugins:[</text:p>
      <text:p text:style-name="P33"><text:s text:c="4"/><text:span text:style-name="T19">new </text:span><text:span text:style-name="T4">webpack.optimize.CommonsChunkPlugin({</text:span></text:p>
      <text:p text:style-name="P33"><text:s text:c="8"/><text:span text:style-name="T4">names: [</text:span><text:span text:style-name="T6">'vendor'</text:span><text:span text:style-name="T4">,</text:span><text:span text:style-name="T6">'manifest'</text:span><text:span text:style-name="T4">]</text:span></text:p>
      <text:p text:style-name="P33"><text:s text:c="4"/><text:span text:style-name="T4">}),</text:span></text:p>
      <text:p text:style-name="P33"><text:s text:c="4"/><text:span text:style-name="T19">new </text:span><text:span text:style-name="T4">HtmlWebpackPlugin({</text:span></text:p>
      <text:p text:style-name="P33"><text:s text:c="8"/><text:span text:style-name="T4">template: </text:span><text:span text:style-name="T6">'src/index.html'</text:span></text:p>
      <text:p text:style-name="P33"><text:span text:style-name="T5"><text:s text:c="4"/></text:span><text:span text:style-name="T4">})</text:span></text:p>
      <text:p text:style-name="P14">]</text:p>
      <text:p text:style-name="P29">همانگونه که دیده می شود برای vendor گفته ایم که یک فایل دیگر هم به نام <text:s/>manifest درست کن که این فایل به مرورگر کاربر کمک می کند که بفهمد ایا قبلا این فایل نسبت به قبل تغییری کرده یا نه . حالا دیگر کد hash ای که در نام vendor تولید و قرار می گیرد به محتوای فایل vendor بستگی دارد و اگر محتوایش تغییری نکرده باشد این هش هم تغییری نمی کند در نتیجه نام فایل تغییر نمی کند. <text:span text:style-name="T21">البته خودم تجربی فممیدم که خوب است اما خیلی هم خفن نیست زیرا اگر خود من یک کامپوننت درست کنم و ان را ایمپورت کنم این هم باعث تغییر vendor می شود.</text:span></text:p>
      <text:p text:style-name="P29"/>
      <text:p text:style-name="P29"/>
      <text:p text:style-name="P30"><text:soft-page-break/>مبحث جداسازی کد همینجا به پایان می رسد اما استیون در قسمت اخر ان فصل به قضیه زیاد شدن فایل های بی فایده می پردازد و از کمک کننده ای به نام rimraf استفاده می کند تا فولدری را برایمان پاک کند به این ترتیب نصب می شود:</text:p>
      <text:p text:style-name="P30"/>
      <text:p text:style-name="P30">npm install --save-dev rimraf</text:p>
      <text:p text:style-name="P31">انگاه در package.json می گوییم:</text:p>
      <text:p text:style-name="P31"/>
      <text:p text:style-name="P31"><text:span text:style-name="T22">"scripts"</text:span>: {</text:p>
      <text:p text:style-name="P33"><text:s text:c="2"/><text:span text:style-name="T23">"clean"</text:span><text:span text:style-name="T4">: </text:span><text:span text:style-name="T6">"rimraf build"</text:span><text:span text:style-name="T4">,</text:span></text:p>
      <text:p text:style-name="P33"><text:s text:c="2"/><text:span text:style-name="T23">"build"</text:span><text:span text:style-name="T4">: </text:span><text:span text:style-name="T6">"npm run clean &amp;&amp; webpack"</text:span></text:p>
      <text:p text:style-name="P14">},</text:p>
      <text:p text:style-name="P31"/>
      <text:p text:style-name="P31">بعد از این دیگر هرگاه دستور </text:p>
      <text:p text:style-name="P31">npm run build</text:p>
      <text:p text:style-name="P31">را بزنیم تمام فولدر build <text:s/>را پاک می کند و دوباره فایل ها را بساز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15T16:20:10.702254786</dc:date>
    <meta:editing-duration>PT7H19M9S</meta:editing-duration>
    <meta:editing-cycles>34</meta:editing-cycles>
    <meta:generator>LibreOffice/5.1.6.2$Linux_X86_64 LibreOffice_project/10m0$Build-2</meta:generator>
    <meta:document-statistic meta:table-count="0" meta:image-count="0" meta:object-count="0" meta:page-count="5" meta:paragraph-count="68" meta:word-count="916" meta:character-count="4762" meta:non-whitespace-character-count="3780"/>
  </office:meta>
</office:document-meta>
</file>